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269" officeooo:paragraph-rsid="000f0269"/>
    </style:style>
    <style:style style:name="P2" style:family="paragraph" style:parent-style-name="Standard">
      <style:text-properties officeooo:rsid="0010c9e1" officeooo:paragraph-rsid="0010c9e1"/>
    </style:style>
    <style:style style:name="P3" style:family="paragraph" style:parent-style-name="Standard">
      <style:text-properties officeooo:rsid="0012692b" officeooo:paragraph-rsid="0012692b"/>
    </style:style>
    <style:style style:name="P4" style:family="paragraph" style:parent-style-name="Standard">
      <style:text-properties officeooo:rsid="00128894" officeooo:paragraph-rsid="00128894"/>
    </style:style>
    <style:style style:name="P5" style:family="paragraph" style:parent-style-name="Standard">
      <style:text-properties officeooo:rsid="00134da4" officeooo:paragraph-rsid="00134da4"/>
    </style:style>
    <style:style style:name="P6" style:family="paragraph" style:parent-style-name="Standard">
      <style:text-properties officeooo:rsid="0013cdc5" officeooo:paragraph-rsid="0013cdc5"/>
    </style:style>
    <style:style style:name="P7" style:family="paragraph" style:parent-style-name="Standard">
      <style:text-properties officeooo:rsid="0014dcc5" officeooo:paragraph-rsid="0014dcc5"/>
    </style:style>
    <style:style style:name="T1" style:family="text">
      <style:text-properties officeooo:rsid="00134da4"/>
    </style:style>
    <style:style style:name="T2" style:family="text">
      <style:text-properties officeooo:rsid="0013cdc5"/>
    </style:style>
    <style:style style:name="T3" style:family="text">
      <style:text-properties officeooo:rsid="00163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.10.16</text:p>
      <text:p text:style-name="P1">The alternative: The Power of Linux</text:p>
      <text:p text:style-name="P1"/>
      <text:p text:style-name="P3">There are several different consoles that we can use.</text:p>
      <text:p text:style-name="P1"/>
      <text:p text:style-name="P1">We can combine commands with | <text:s text:c="3"/>it is very useful if we want to combine some applications.</text:p>
      <text:p text:style-name="P1">We can use &gt; <text:s/>to redirect the output of a command. This will create file or modify file (see examples in the slides).</text:p>
      <text:p text:style-name="P1"/>
      <text:p text:style-name="P2">Command dd copies file (everything, even 14 Gigabites of free memory of a usb key).</text:p>
      <text:p text:style-name="P2"/>
      <text:p text:style-name="P3">With youtube-dl you can download videos from youtube.</text:p>
      <text:p text:style-name="P1"/>
      <text:p text:style-name="P4">The program mpv allows to watch videos with more options than vlc (for instance commanding the video with a telecommand), or select subtitles <text:s/>for specific parts (Chinese dialogs).</text:p>
      <text:p text:style-name="P4"/>
      <text:p text:style-name="P4">To merge or burst PDFs you can use the command pdfunite. You c<text:span text:style-name="T1">a</text:span>n merge all the pdfs of the form biostat*.pdf where the * is a number for instance.</text:p>
      <text:p text:style-name="P4"/>
      <text:p text:style-name="P5">With powertop you can analyse your power consumption.</text:p>
      <text:p text:style-name="P5"/>
      <text:p text:style-name="P5">With PhotoRec you can recover some deleted data <text:span text:style-name="T2">(any kind of format).</text:span></text:p>
      <text:p text:style-name="P5"/>
      <text:p text:style-name="P6">The command xrandr can control displays (rotate screen, shut down screen but keep beamer working, or more advanced things with other screens like tv).</text:p>
      <text:p text:style-name="P6"/>
      <text:p text:style-name="P7">Process Managment: htop allows to turn off some applications, with sigturn you ask the process to stop (gently) and with kill you terminate it brutaly. You can use killall to terminate a lot of processes together (like sigturn). If you want the kill version use -KILL option. With Ctrl+a<text:span text:style-name="T3">l</text:span>t <text:span text:style-name="T3">(or Ctrl + Z) </text:span>you can access different things. You can use this <text:span text:style-name="T3">if your graphical interface crashes. I think Ctrl+Z allows you to pause a command. With bg, fg to do allow the command to continue either in the background or the frontground. With the command jobs you can see what is runn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7:38:06.063585122</meta:creation-date>
    <dc:date>2016-10-20T18:59:36.752545671</dc:date>
    <meta:editing-duration>PT29M3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283" meta:character-count="1619" meta:non-whitespace-character-count="1344"/>
  </office:meta>
</office:document-meta>
</file>